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 fo:margin-top="0.0833in" style:page-number="5"/>
    </style:style>
    <style:style style:name="T3" style:parent-style-name="Absatz-Standardschriftart" style:family="text">
      <style:text-properties fo:font-weight="bold" style:font-weight-asian="bold" fo:font-size="14pt" style:font-size-asian="14pt" fo:language="de" fo:country="CH"/>
    </style:style>
    <style:style style:name="T4" style:parent-style-name="Absatz-Standardschriftart" style:family="text">
      <style:text-properties fo:font-size="14pt" style:font-size-asian="14pt" fo:language="de" fo:country="CH"/>
    </style:style>
    <style:style style:name="T5" style:parent-style-name="Absatz-Standardschriftart" style:family="text">
      <style:text-properties fo:font-size="11pt" style:font-size-asian="11pt" style:font-size-complex="11pt" fo:language="de" fo:country="CH"/>
    </style:style>
    <style:style style:name="P6" style:parent-style-name="Überschrift2" style:family="paragraph">
      <style:paragraph-properties fo:margin-top="0.0833in"/>
      <style:text-properties fo:font-weight="bold" style:font-weight-asian="bold" fo:language="de" fo:country="CH"/>
    </style:style>
    <style:style style:name="T7" style:parent-style-name="Absatz-Standardschriftart" style:family="text">
      <style:text-properties fo:font-weight="bold" style:font-weight-asian="bold"/>
    </style:style>
    <style:style style:name="T8" style:parent-style-name="Absatz-Standardschriftart" style:family="text">
      <style:text-properties fo:font-weight="bold" style:font-weight-asian="bold"/>
    </style:style>
    <style:style style:name="T9" style:parent-style-name="Absatz-Standardschriftart" style:family="text">
      <style:text-properties fo:font-weight="bold" style:font-weight-asian="bold"/>
    </style:style>
    <style:style style:name="P10" style:parent-style-name="Standard1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/>
    </style:style>
    <style:style style:name="P11" style:parent-style-name="Standard1" style:family="paragraph">
      <style:text-properties fo:font-weight="bold" style:font-weight-asian="bold"/>
    </style:style>
    <style:style style:name="P12" style:parent-style-name="Standard1" style:family="paragraph">
      <style:text-properties fo:font-weight="bold" style:font-weight-asian="bold"/>
    </style:style>
    <style:style style:name="TableColumn14" style:family="table-column">
      <style:table-column-properties style:column-width="0.4722in" style:use-optimal-column-width="false"/>
    </style:style>
    <style:style style:name="TableColumn15" style:family="table-column">
      <style:table-column-properties style:column-width="5.4333in" style:use-optimal-column-width="false"/>
    </style:style>
    <style:style style:name="TableColumn16" style:family="table-column">
      <style:table-column-properties style:column-width="0.5902in" style:use-optimal-column-width="false"/>
    </style:style>
    <style:style style:name="Table13" style:family="table">
      <style:table-properties style:width="6.4958in" fo:margin-left="-0.0486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TableCell20" style:family="table-cell">
      <style:table-cell-properties fo:border="none" style:writing-mode="lr-tb" fo:padding-top="0in" fo:padding-left="0.0486in" fo:padding-bottom="0in" fo:padding-right="0.0486in"/>
    </style:style>
    <style:style style:name="P21" style:parent-style-name="Standard1" style:family="paragraph">
      <style:paragraph-properties style:snap-to-layout-grid="fals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TableCell24" style:family="table-cell">
      <style:table-cell-properties fo:border="none" style:writing-mode="lr-tb" fo:padding-top="0in" fo:padding-left="0.0486in" fo:padding-bottom="0in" fo:padding-right="0.0486in"/>
    </style:style>
    <style:style style:name="TableCell25" style:family="table-cell">
      <style:table-cell-properties fo:border="none" style:writing-mode="lr-tb" fo:padding-top="0in" fo:padding-left="0.0486in" fo:padding-bottom="0in" fo:padding-right="0.0486in"/>
    </style:style>
    <style:style style:name="P26" style:parent-style-name="Standard1" style:family="paragraph">
      <style:paragraph-properties style:snap-to-layout-grid="false"/>
    </style:style>
    <style:style style:name="TableRow27" style:family="table-row">
      <style:table-row-properties style:min-row-height="0.1645in" style:use-optimal-row-height="false"/>
    </style:style>
    <style:style style:name="TableCell28" style:family="table-cell">
      <style:table-cell-properties fo:border="none" style:writing-mode="lr-tb" fo:padding-top="0in" fo:padding-left="0.0486in" fo:padding-bottom="0in" fo:padding-right="0.0486in"/>
    </style:style>
    <style:style style:name="TableCell29" style:family="table-cell">
      <style:table-cell-properties fo:border="none" style:writing-mode="lr-tb" fo:padding-top="0in" fo:padding-left="0.0486in" fo:padding-bottom="0in" fo:padding-right="0.0486in"/>
    </style:style>
    <style:style style:name="TableCell30" style:family="table-cell">
      <style:table-cell-properties fo:border="none" style:writing-mode="lr-tb" fo:padding-top="0in" fo:padding-left="0.0486in" fo:padding-bottom="0in" fo:padding-right="0.0486in"/>
    </style:style>
    <style:style style:name="P31" style:parent-style-name="Standard1" style:family="paragraph">
      <style:paragraph-properties style:snap-to-layout-grid="false"/>
    </style:style>
    <style:style style:name="TableRow32" style:family="table-row">
      <style:table-row-properties style:min-row-height="0.1645in" style:use-optimal-row-height="false"/>
    </style:style>
    <style:style style:name="TableCell33" style:family="table-cell">
      <style:table-cell-properties fo:border="none" style:writing-mode="lr-tb" fo:padding-top="0in" fo:padding-left="0.0486in" fo:padding-bottom="0in" fo:padding-right="0.0486in"/>
    </style:style>
    <style:style style:name="TableCell34" style:family="table-cell">
      <style:table-cell-properties fo:border="none" style:writing-mode="lr-tb" fo:padding-top="0in" fo:padding-left="0.0486in" fo:padding-bottom="0in" fo:padding-right="0.0486in"/>
    </style:style>
    <style:style style:name="TableCell35" style:family="table-cell">
      <style:table-cell-properties fo:border="none" style:writing-mode="lr-tb" fo:padding-top="0in" fo:padding-left="0.0486in" fo:padding-bottom="0in" fo:padding-right="0.0486in"/>
    </style:style>
    <style:style style:name="P36" style:parent-style-name="Standard1" style:family="paragraph">
      <style:paragraph-properties style:snap-to-layout-grid="false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486in" fo:padding-bottom="0in" fo:padding-right="0.0486in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TableCell40" style:family="table-cell">
      <style:table-cell-properties fo:border="none" style:writing-mode="lr-tb" fo:padding-top="0in" fo:padding-left="0.0486in" fo:padding-bottom="0in" fo:padding-right="0.0486in"/>
    </style:style>
    <style:style style:name="P41" style:parent-style-name="Standard1" style:family="paragraph">
      <style:paragraph-properties style:snap-to-layout-grid="false"/>
    </style:style>
    <style:style style:name="TableColumn43" style:family="table-column">
      <style:table-column-properties style:column-width="6.5701in" style:use-optimal-column-width="false"/>
    </style:style>
    <style:style style:name="Table42" style:family="table">
      <style:table-properties style:width="6.5701in" fo:margin-left="-0.0784in" table:align="left"/>
    </style:style>
    <style:style style:name="TableRow44" style:family="table-row">
      <style:table-row-properties style:min-row-height="0.1673in" style:use-optimal-row-height="false"/>
    </style:style>
    <style:style style:name="TableCell45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P46" style:parent-style-name="Standard1" style:family="paragraph">
      <style:text-properties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1" style:writing-mode="lr-tb" fo:padding-top="0in" fo:padding-left="0.075in" fo:padding-bottom="0in" fo:padding-right="0.075in"/>
    </style:style>
    <style:style style:name="P49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52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P53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P56" style:parent-style-name="Standard1" style:family="paragraph">
      <style:text-properties fo:font-weight="bold" style:font-weight-asian="bold"/>
    </style:style>
    <style:style style:name="TableRow57" style:family="table-row">
      <style:table-row-properties style:min-row-height="3.525in" style:use-optimal-row-height="false"/>
    </style:style>
    <style:style style:name="TableCell58" style:family="table-cell">
      <style:table-cell-properties fo:border="0.0069in solid #000001" style:writing-mode="lr-tb" fo:padding-top="0in" fo:padding-left="0.075in" fo:padding-bottom="0in" fo:padding-right="0.075in"/>
    </style:style>
    <style:style style:name="P59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60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61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62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63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64" style:parent-style-name="Standard1" style:family="paragraph">
      <style:text-properties fo:font-size="8pt" style:font-size-asian="8pt" style:font-size-complex="8pt"/>
    </style:style>
    <style:style style:name="P65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66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67" style:parent-style-name="Standard1" style:family="paragraph">
      <style:text-properties fo:font-size="8pt" style:font-size-asian="8pt" style:font-size-complex="8pt"/>
    </style:style>
    <style:style style:name="P68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69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70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71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72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73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74" style:parent-style-name="Standard1" style:family="paragraph">
      <style:text-properties fo:font-size="8pt" style:font-size-asian="8pt" style:font-size-complex="8pt"/>
    </style:style>
    <style:style style:name="P75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76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77" style:parent-style-name="Standard1" style:family="paragraph">
      <style:paragraph-properties fo:margin-left="0.1972in" fo:text-indent="-0.1972in">
        <style:tab-stops/>
      </style:paragraph-properties>
    </style:style>
    <style:style style:name="T78" style:parent-style-name="Absatz-Standardschriftart" style:family="text">
      <style:text-properties fo:font-size="8pt" style:font-size-asian="8pt" style:font-size-complex="8pt"/>
    </style:style>
    <style:style style:name="TableRow79" style:family="table-row">
      <style:table-row-properties style:min-row-height="0.1673in" style:use-optimal-row-height="false"/>
    </style:style>
    <style:style style:name="TableCell80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81" style:parent-style-name="Standard1" style:family="paragraph">
      <style:paragraph-properties style:snap-to-layout-grid="false"/>
      <style:text-properties fo:font-weight="bold" style:font-weight-asian="bold" style:font-weight-complex="bold" fo:font-size="8pt" style:font-size-asian="8pt" style:font-size-complex="8pt"/>
    </style:style>
    <style:style style:name="P82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3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4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5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6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7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8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89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90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91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92" style:parent-style-name="Standard1" style:family="paragraph">
      <style:paragraph-properties style:snap-to-layout-grid="false"/>
      <style:text-properties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P95" style:parent-style-name="Standard1" style:family="paragraph">
      <style:text-properties fo:font-weight="bold" style:font-weight-asian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1" style:writing-mode="lr-tb" fo:padding-top="0in" fo:padding-left="0.075in" fo:padding-bottom="0in" fo:padding-right="0.075in"/>
    </style:style>
    <style:style style:name="P98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99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00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01" style:parent-style-name="Standard1" style:family="paragraph">
      <style:text-properties fo:font-size="8pt" style:font-size-asian="8pt" style:font-size-complex="8pt"/>
    </style:style>
    <style:style style:name="P102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103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04" style:parent-style-name="Standard1" style:family="paragraph">
      <style:text-properties fo:font-size="8pt" style:font-size-asian="8pt" style:font-size-complex="8pt"/>
    </style:style>
    <style:style style:name="P105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106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07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110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P111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2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3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4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5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6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7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18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P121" style:parent-style-name="Standard1" style:family="paragraph">
      <style:text-properties fo:font-weight="bold" style:font-weight-asian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1" style:writing-mode="lr-tb" fo:padding-top="0in" fo:padding-left="0.075in" fo:padding-bottom="0in" fo:padding-right="0.075in"/>
    </style:style>
    <style:style style:name="P124" style:parent-style-name="Standard1" style:family="paragraph">
      <style:paragraph-properties fo:margin-left="0.1972in">
        <style:tab-stops/>
      </style:paragraph-properties>
      <style:text-properties fo:font-weight="bold" style:font-weight-asian="bold" fo:font-size="8pt" style:font-size-asian="8pt" style:font-size-complex="8pt"/>
    </style:style>
    <style:style style:name="P125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26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27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P128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131" style:parent-style-name="Standard1" style:family="paragraph">
      <style:paragraph-properties style:snap-to-layout-grid="false" fo:background-color="#D9E2F3"/>
      <style:text-properties fo:font-weight="bold" style:font-weight-asian="bold" fo:font-size="8pt" style:font-size-asian="8pt" style:font-size-complex="8pt"/>
    </style:style>
    <style:style style:name="P132" style:parent-style-name="Standard1" style:family="paragraph">
      <style:paragraph-properties style:snap-to-layout-grid="false" fo:margin-left="0.1972in" fo:text-indent="-0.1972in">
        <style:tab-stops/>
      </style:paragraph-properties>
    </style:style>
    <style:style style:name="T133" style:parent-style-name="Absatz-Standardschriftart" style:family="text">
      <style:text-properties fo:font-size="8pt" style:font-size-asian="8pt" style:font-size-complex="8pt"/>
    </style:style>
    <style:style style:name="P134" style:parent-style-name="Standard1" style:family="paragraph">
      <style:paragraph-properties style:snap-to-layout-grid="false" fo:margin-left="0.1972in" fo:text-indent="-0.1972in">
        <style:tab-stops/>
      </style:paragraph-properties>
    </style:style>
    <style:style style:name="T135" style:parent-style-name="Absatz-Standardschriftart" style:family="text">
      <style:text-properties fo:font-size="8pt" style:font-size-asian="8pt" style:font-size-complex="8pt"/>
    </style:style>
    <style:style style:name="P136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P137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1" fo:background-color="#E7E6E6" style:writing-mode="lr-tb" fo:padding-top="0in" fo:padding-left="0.075in" fo:padding-bottom="0in" fo:padding-right="0.075in"/>
    </style:style>
    <style:style style:name="T140" style:parent-style-name="Absatz-Standardschriftart" style:family="text">
      <style:text-properties fo:font-weight="bold" style:font-weight-asian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1" style:writing-mode="lr-tb" fo:padding-top="0in" fo:padding-left="0.075in" fo:padding-bottom="0in" fo:padding-right="0.075in"/>
    </style:style>
    <style:style style:name="P143" style:parent-style-name="Standard1" style:family="paragraph">
      <style:text-properties fo:font-weight="bold" style:font-weight-asian="bold" fo:font-size="8pt" style:font-size-asian="8pt" style:font-size-complex="8pt"/>
    </style:style>
    <style:style style:name="P144" style:parent-style-name="Standard1" style:family="paragraph">
      <style:paragraph-properties fo:margin-left="0.1972in" fo:text-indent="-0.1972in">
        <style:tab-stops/>
      </style:paragraph-properties>
      <style:text-properties fo:font-size="8pt" style:font-size-asian="8pt" style:font-size-complex="8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1" fo:background-color="#D9E2F3" style:writing-mode="lr-tb" fo:padding-top="0in" fo:padding-left="0.075in" fo:padding-bottom="0in" fo:padding-right="0.075in"/>
    </style:style>
    <style:style style:name="P147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P148" style:parent-style-name="Standard1" style:family="paragraph">
      <style:paragraph-properties style:snap-to-layout-grid="false" fo:margin-left="0.1972in" fo:text-indent="-0.1972in">
        <style:tab-stops/>
      </style:paragraph-properties>
      <style:text-properties fo:font-size="8pt" style:font-size-asian="8pt" style:font-size-complex="8pt"/>
    </style:style>
    <style:style style:name="P149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P150" style:parent-style-name="Standard1" style:family="paragraph">
      <style:paragraph-properties style:snap-to-layout-grid="false"/>
      <style:text-properties fo:font-weight="bold" style:font-weight-asian="bold" fo:font-size="8pt" style:font-size-asian="8pt" style:font-size-complex="8pt"/>
    </style:style>
    <style:style style:name="P151" style:parent-style-name="Standard1" style:family="paragraph">
      <style:text-properties fo:font-weight="bold" style:font-weight-asian="bold"/>
    </style:style>
    <style:style style:name="P152" style:parent-style-name="Standard1" style:family="paragraph">
      <style:text-properties fo:font-weight="bold" style:font-weight-asian="bold"/>
    </style:style>
  </office:automatic-styles>
  <office:body>
    <office:text text:use-soft-page-breaks="true">
      <text:h text:style-name="P1" text:outline-level="2"><text:span text:style-name="T3">Sitzungsprotokoll TaggY</text:span><text:span text:style-name="T4"><text:s/></text:span><text:span text:style-name="T5">vom 26.02.18</text:span></text:h>
      <text:h text:style-name="P6" text:outline-level="2"><text:tab/></text:h>
      <text:p text:style-name="Standard1"/>
      <text:p text:style-name="Standard1"/>
      <text:p text:style-name="Standard1"><text:span text:style-name="T7">Protokollführer: Kevin Streiter (KS)</text:span><text:tab/><text:s text:c="2"/><text:span text:style-name="T8">Vorsitz: Joel Zimmerli (JZ)</text:span><text:span text:style-name="T9"><text:tab/><text:s text:c="4"/>Support: Cesar Porcher (CP)</text:span></text:p>
      <text:p text:style-name="P10"/>
      <text:p text:style-name="Standard1"/>
      <text:p text:style-name="P11">Traktanden:</text:p>
      <text:p text:style-name="P12"><text:bookmark-start text:name="TraktStart"/><text:bookmark-end text:name="TraktStart"/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Standard1">1.</text:p>
          </table:table-cell>
          <table:table-cell table:style-name="TableCell19">
            <text:p text:style-name="Standard1">Protokoll der letzten Sitzung (ab 5.3.18)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Standard1">2.</text:p>
          </table:table-cell>
          <table:table-cell table:style-name="TableCell24">
            <text:p text:style-name="Standard1">Projektfortschritt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Standard1">3.</text:p>
          </table:table-cell>
          <table:table-cell table:style-name="TableCell29">
            <text:p text:style-name="Standard1">Offene Fragen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Standard1">4.</text:p>
          </table:table-cell>
          <table:table-cell table:style-name="TableCell34">
            <text:p text:style-name="Standard1">Nächste Schritte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Standard1">5.</text:p>
          </table:table-cell>
          <table:table-cell table:style-name="TableCell39">
            <text:p text:style-name="Standard1">Ausblick, Projektplan aktualisieren</text:p>
          </table:table-cell>
          <table:table-cell table:style-name="TableCell40">
            <text:p text:style-name="P41"/>
          </table:table-cell>
        </table:table-row>
      </table:table>
      <text:p text:style-name="Standard1"><text:bookmark-start text:name="Traktanden"/><text:bookmark-end text:name="Traktanden"/></text:p>
      <text:p text:style-name="Standard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1. Protokoll der letzten Sitzung</text:p>
          </table:table-cell>
        </table:table-row>
        <table:table-row table:style-name="TableRow47">
          <table:table-cell table:style-name="TableCell48">
            <text:list text:style-name="WWNum5">
              <text:list-item>
                <text:p text:style-name="P49">Ab 5.3.18 anwendbar</text:p>
              </text:list-item>
            </text:list>
            <text:p text:style-name="Standard1"/>
          </table:table-cell>
        </table:table-row>
        <table:table-row table:style-name="TableRow50">
          <table:table-cell table:style-name="TableCell51">
            <text:p text:style-name="P52">Protokoll:</text:p>
            <text:list text:style-name="WWNum11">
              <text:list-item>
                <text:p text:style-name="P53"/>
              </text:list-item>
            </text:list>
            <text:p text:style-name="Standard1"/>
          </table:table-cell>
        </table:table-row>
        <table:table-row table:style-name="TableRow54">
          <table:table-cell table:style-name="TableCell55">
            <text:p text:style-name="P56">2. Projektfortschritt</text:p>
          </table:table-cell>
        </table:table-row>
        <table:table-row table:style-name="TableRow57">
          <table:table-cell table:style-name="TableCell58">
            <text:p text:style-name="P59">Anforderungsspezifikation</text:p>
            <text:list text:style-name="WWNum3">
              <text:list-item>
                <text:p text:style-name="P60">Beginn der Analyse der vorliegenden Anforderungen</text:p>
              </text:list-item>
              <text:list-item>
                <text:p text:style-name="P61">Erstellung des Dokuments für die Anforderungsspezifikation (Verfassen der <text:s/>Einleitung [Purpose, Scope] und allgemeinen Beschreibung)</text:p>
              </text:list-item>
              <text:list-item>
                <text:p text:style-name="P62">Erstellung Diagramm der Systemarchitektur sowie Use-Case Diagramm</text:p>
              </text:list-item>
              <text:list-item>
                <text:p text:style-name="P63">Definition der Use-Cases und Ableitung in funktionelle Anforderungen</text:p>
              </text:list-item>
            </text:list>
            <text:p text:style-name="P64"/>
            <text:p text:style-name="P65">Projektplan</text:p>
            <text:list text:style-name="WWNum3" text:continue-numbering="true">
              <text:list-item>
                <text:p text:style-name="P66">Projektplan erstellt</text:p>
              </text:list-item>
            </text:list>
            <text:p text:style-name="P67"/>
            <text:p text:style-name="P68">Gitlab</text:p>
            <text:list text:style-name="WWNum6">
              <text:list-item>
                <text:p text:style-name="P69">Einrichtung von Gitlab (Kunde, CIO und Coach als Guest am 25.2.18 hinzugefügt)</text:p>
              </text:list-item>
            </text:list>
            <text:p text:style-name="P70"/>
            <text:p text:style-name="P71">Hardware</text:p>
            <text:list text:style-name="WWNum6" text:continue-numbering="true">
              <text:list-item>
                <text:p text:style-name="P72">Kontrolle Verfügbarkeit, Funktionalität Hardware (E-Mail an CIO [markus.degen@fhnw.ch] von CP)</text:p>
              </text:list-item>
              <text:list-item>
                <text:p text:style-name="P73">OS Linux Installation erfolgreich</text:p>
              </text:list-item>
            </text:list>
            <text:p text:style-name="P74"/>
            <text:p text:style-name="P75">Software</text:p>
            <text:list text:style-name="WWNum9">
              <text:list-item>
                <text:p text:style-name="P76">Erste Überlegung der zu verwendenden Software (Applikationsserver/PACS-Server)</text:p>
              </text:list-item>
              <text:list-item>
                <text:p text:style-name="P77"><text:span text:style-name="T78">Nachschlagen des WADO-URI Protokolls</text:span>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Protokoll:</text:p>
            <text:list text:style-name="WWNum11" text:continue-numbering="true">
              <text:list-item>
                <text:p text:style-name="P82">Anforderungsspezifikation vorgestellt</text:p>
              </text:list-item>
              <text:list-item>
                <text:p text:style-name="P83">Produktfunktionen → keine Architektur</text:p>
              </text:list-item>
              <text:list-item>
                <text:p text:style-name="P84">In System-Architektur: VPN integrieren, PAC fehlt ein „S“, Produktneutral, nicht zu spezifisch</text:p>
              </text:list-item>
              <text:list-item>
                <text:p text:style-name="P85">Am besten eine temporäre Architektur erstellen</text:p>
              </text:list-item>
              <text:list-item>
                <text:p text:style-name="P86">Unter Abschnitt 3.2 Ergänzung Benutzer: Kein Login/Unterbrechung Personal</text:p>
              </text:list-item>
              <text:list-item>
                <text:p text:style-name="P87">Use-Case: UC7 nicht nötig, Tagsuche fehlt, „Tag Hinzufügen“ und „Tag Entfernen“ zu „Editieren „zusammenfassen</text:p>
              </text:list-item>
              <text:list-item>
                <text:p text:style-name="P88">Tags „mergen“ Bsp. Englisch vs. Deutsch</text:p>
              </text:list-item>
              <text:list-item>
                <text:p text:style-name="P89">Description soll nicht modifiziert werden → Aber: Zusätzlich Bildkommentar möglich, der editierbar ist.</text:p>
              </text:list-item>
              <text:list-item>
                <text:p text:style-name="P90">Domänenmodell erstellen</text:p>
              </text:list-item>
              <text:list-item>
                <text:p text:style-name="P91">3.5 Text eher zu Restriktionen → Annahmen sind eher Abhängigkeiten mit nicht beeinflussbaren Faktoren</text:p>
              </text:list-item>
            </text:list>
            <text:p text:style-name="P92"/>
          </table:table-cell>
        </table:table-row>
        <table:table-row table:style-name="TableRow93">
          <table:table-cell table:style-name="TableCell94">
            <text:p text:style-name="P95">3. Offene Fragen</text:p>
          </table:table-cell>
        </table:table-row>
        <table:table-row table:style-name="TableRow96">
          <table:table-cell table:style-name="TableCell97">
            <text:p text:style-name="P98">Anforderungsspezifikation</text:p>
            <text:list text:style-name="WWNum10">
              <text:list-item>
                <text:p text:style-name="P99">Bestehen Wünsche betreffen den nicht-funktionellen Anforderungen? (Bsp. Layout)</text:p>
              </text:list-item>
              <text:list-item>
                <text:p text:style-name="P100">Spezifizierung funktionelle Anforderungen</text:p>
              </text:list-item>
            </text:list>
            <text:p text:style-name="P101"/>
            <text:p text:style-name="P102">Gitlab</text:p>
            <text:list text:style-name="WWNum6" text:continue-numbering="true">
              <text:list-item>
                <text:p text:style-name="P103">Haben Sie Einsicht in das Projekt auf Gitlab?</text:p>
              </text:list-item>
            </text:list>
            <text:p text:style-name="P104"/>
            <text:p text:style-name="P105">Software</text:p>
            <text:list text:style-name="WWNum6" text:continue-numbering="true">
              <text:list-item>
                <text:p text:style-name="P106">Wird ein bestimmter Applikationsserver bevorzugt?</text:p>
              </text:list-item>
              <text:list-item>
                <text:p text:style-name="P107">Wird ein bestimmter PACS-Server bevorzugt?</text:p>
              </text:list-item>
            </text:list>
            <text:p text:style-name="Standard1"/>
          </table:table-cell>
        </table:table-row>
        <table:table-row table:style-name="TableRow108">
          <table:table-cell table:style-name="TableCell109">
            <text:p text:style-name="P110">Protokoll:</text:p>
            <text:list text:style-name="WWNum11" text:continue-numbering="true">
              <text:list-item>
                <text:p text:style-name="P111">Kein Login nötig</text:p>
              </text:list-item>
              <text:list-item>
                <text:p text:style-name="P112">PACS-Server: Orthanc</text:p>
              </text:list-item>
              <text:list-item>
                <text:p text:style-name="P113">Applikationsserver: Tomcat</text:p>
              </text:list-item>
              <text:list-item>
                <text:p text:style-name="P114">Gitlab Tickets → To-Dos</text:p>
              </text:list-item>
              <text:list-item>
                <text:p text:style-name="P115">Sketch für Terminplaner und Prototyp</text:p>
              </text:list-item>
              <text:list-item>
                <text:p text:style-name="P116">Keine Verschlüsselung, ausser bei VPN</text:p>
              </text:list-item>
              <text:list-item>
                <text:p text:style-name="P117">Vorschlag grober Terminplaner 1.Woche(SRS), 2.Woche(Sketch, Prototyp-UI, SRS version 2), Folgende Wochen: Iterationen (2 mal), bleibt eine Woche zur Überarbeitung</text:p>
              </text:list-item>
              <text:list-item>
                <text:p text:style-name="P118">Layout wird von uns noch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4. Nächste Schritte</text:p>
          </table:table-cell>
        </table:table-row>
        <table:table-row table:style-name="TableRow122">
          <table:table-cell table:style-name="TableCell123">
            <text:p text:style-name="P124">Overall</text:p>
            <text:list text:style-name="WWNum10" text:continue-numbering="true">
              <text:list-item>
                <text:p text:style-name="P125">Konkretisierung der Anforderungen</text:p>
              </text:list-item>
              <text:list-item>
                <text:p text:style-name="P126">Anfertigung Interface Prototyp</text:p>
              </text:list-item>
              <text:list-item>
                <text:p text:style-name="P127">Festlegung der Technologien</text:p>
              </text:list-item>
              <text:list-item>
                <text:p text:style-name="P128">Serverinfrastruktur aufbauen</text:p>
              </text:list-item>
            </text:list>
            <text:p text:style-name="Standard1"/>
          </table:table-cell>
        </table:table-row>
        <table:table-row table:style-name="TableRow129">
          <table:table-cell table:style-name="TableCell130">
            <text:p text:style-name="P131">Protokoll:</text:p>
            <text:list text:style-name="WWNum11" text:continue-numbering="true">
              <text:list-item>
                <text:p text:style-name="P132"><text:span text:style-name="T133">Serverinfrastruktur noch sekundär</text:span></text:p>
              </text:list-item>
              <text:list-item>
                <text:p text:style-name="P134"><text:span text:style-name="T135">Keine SHH Verbindung innerhalb des Netzwerkes nötig VPN speziell beachten</text:span></text:p>
              </text:list-item>
            </text:list>
            <text:p text:style-name="P136"/>
            <text:p text:style-name="P137"/>
          </table:table-cell>
        </table:table-row>
        <table:table-row table:style-name="TableRow138">
          <table:table-cell table:style-name="TableCell139">
            <text:p text:style-name="Standard1"><text:span text:style-name="T140">5. Ausblick, evtl. Projektplan aktualisieren</text:span></text:p>
          </table:table-cell>
        </table:table-row>
        <table:table-row table:style-name="TableRow141">
          <table:table-cell table:style-name="TableCell142">
            <text:p text:style-name="P143"/>
            <text:list text:style-name="WWNum10" text:continue-numbering="true">
              <text:list-item>
                <text:p text:style-name="P144">Ab 5.3.18 anwendbar</text:p>
              </text:list-item>
            </text:list>
            <text:p text:style-name="Standard1"/>
            <text:p text:style-name="Standard1"/>
          </table:table-cell>
        </table:table-row>
        <table:table-row table:style-name="TableRow145">
          <table:table-cell table:style-name="TableCell146">
            <text:p text:style-name="P147">Protokoll:</text:p>
            <text:list text:style-name="WWNum11" text:continue-numbering="true">
              <text:list-item>
                <text:p text:style-name="P148">Projektplan: zu detailliert, früher mit Front Design, Milestones</text:p>
              </text:list-item>
            </text:list>
            <text:p text:style-name="P149"/>
            <text:p text:style-name="P150"/>
          </table:table-cell>
        </table:table-row>
      </table:table>
      <text:p text:style-name="Standard1"/>
      <text:p text:style-name="P151">Ort: Muttenz<text:tab/><text:tab/>Datum: 26.02.18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default-outline-level="1">
      <style:paragraph-properties fo:keep-with-next="always"/>
      <style:text-properties fo:font-size="20pt" style:font-size-asian="20pt" fo:hyphenate="false"/>
    </style:style>
    <style:style style:name="Überschrift2" style:display-name="Überschrift 2" style:family="paragraph" style:default-outline-level="2">
      <style:paragraph-properties fo:keep-with-next="always"/>
      <style:text-properties fo:font-size="16pt" style:font-size-asian="16pt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1" style:next-style-name="Textbody" style:default-outline-level="1">
      <style:paragraph-properties fo:text-align="center" fo:margin-top="0.1666in" fo:margin-bottom="0.0416in"/>
      <style:text-properties style:font-name-asian="Arial" fo:font-weight="bold" style:font-weight-asian="bold" fo:font-size="16pt" style:font-size-asian="1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user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1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1">
      <style:paragraph-properties text:number-lines="false"/>
      <style:text-properties style:font-name-complex="Lohit Devanagari" fo:font-size="12pt" style:font-size-asian="12pt" fo:hyphenate="false"/>
    </style:style>
    <style:style style:name="Standard1" style:display-name="Standard1" style:family="paragraph">
      <style:paragraph-properties fo:widows="2" fo:orphans="2"/>
      <style:text-properties style:font-name="Arial" style:font-name-asian="Times New Roman" style:font-name-complex="Arial" fo:font-size="10pt" style:font-size-asian="10pt" style:font-size-complex="10pt" fo:language="de" fo:country="DE" style:language-complex="ar" style:country-complex="SA" fo:hyphenate="false"/>
    </style:style>
    <style:style style:name="Textbodyuser" style:display-name="Text body (user)" style:family="paragraph" style:parent-style-name="Standard1">
      <style:paragraph-properties fo:margin-bottom="0.0972in" fo:line-height="120%"/>
      <style:text-properties fo:hyphenate="false"/>
    </style:style>
    <style:style style:name="Register" style:display-name="Register" style:family="paragraph" style:parent-style-name="Standard1">
      <style:paragraph-properties fo:margin-top="0.0277in" fo:margin-bottom="0.0277in"/>
      <style:text-properties fo:font-weight="bold" style:font-weight-asian="bold" fo:hyphenate="false"/>
    </style:style>
    <style:style style:name="Kopfzeile" style:display-name="Kopfzeile" style:family="paragraph" style:parent-style-name="Standard1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hemaNr" style:display-name="ThemaNr" style:family="paragraph" style:parent-style-name="Standard1" style:next-style-name="Standard1">
      <style:paragraph-properties fo:text-align="end" fo:margin-top="0.0277in" fo:margin-bottom="0.0277in"/>
      <style:text-properties fo:hyphenate="false"/>
    </style:style>
    <style:style style:name="Traktandum" style:display-name="Traktandum" style:family="paragraph" style:parent-style-name="Standard1">
      <style:paragraph-properties fo:margin-top="0.0277in" fo:margin-bottom="0.0277in"/>
      <style:text-properties fo:font-weight="bold" style:font-weight-asian="bold" fo:hyphenate="false"/>
    </style:style>
    <style:style style:name="Prottext" style:display-name="Prottext" style:family="paragraph" style:parent-style-name="Standard1">
      <style:paragraph-properties fo:text-align="justify" fo:margin-left="0.4722in" fo:margin-right="0.3937in">
        <style:tab-stops/>
      </style:paragraph-properties>
      <style:text-properties fo:hyphenate="false"/>
    </style:style>
    <style:style style:name="GeschNrReg" style:display-name="GeschNrReg" style:family="paragraph" style:parent-style-name="ThemaNr">
      <style:paragraph-properties fo:margin-top="0.0555in"/>
      <style:text-properties fo:hyphenate="false"/>
    </style:style>
    <style:style style:name="Fußzeile" style:display-name="Fußzeile" style:family="paragraph" style:parent-style-name="Standard1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OTitel" style:display-name="OTitel" style:family="paragraph" style:parent-style-name="Standard1">
      <style:text-properties fo:font-weight="bold" style:font-weight-asian="bold" fo:font-size="12pt" style:font-size-asian="12pt" fo:hyphenate="false"/>
    </style:style>
    <style:style style:name="FreiesTraktandum" style:display-name="FreiesTraktandum" style:family="paragraph" style:parent-style-name="Traktandum">
      <style:text-properties fo:hyphenate="false"/>
    </style:style>
    <style:style style:name="RegNr" style:display-name="RegNr" style:family="paragraph" style:parent-style-name="Register">
      <style:text-properties fo:color="#FFFFFF" fo:hyphenate="false"/>
    </style:style>
    <style:style style:name="Neu" style:display-name="Neu" style:family="paragraph" style:parent-style-name="Überschrift1" style:default-outline-level="1">
      <style:text-properties fo:font-size="16pt" style:font-size-asian="16pt" fo:hyphenate="false"/>
    </style:style>
    <style:style style:name="iBasis" style:display-name="iBasis" style:family="paragraph">
      <style:paragraph-properties fo:widows="2" fo:orphans="2"/>
      <style:text-properties style:font-name="Arial" style:font-name-asian="Times New Roman" style:font-name-complex="Arial" fo:font-size="11pt" style:font-size-asian="11pt" style:font-size-complex="10pt" fo:language="de" fo:country="CH" style:language-complex="ar" style:country-complex="SA" fo:hyphenate="false"/>
    </style:style>
    <style:style style:name="Beschluss" style:display-name="Beschluss" style:family="paragraph" style:parent-style-name="iBasis">
      <style:text-properties fo:font-weight="bold" style:font-weight-asian="bold" fo:hyphenate="false"/>
    </style:style>
    <style:style style:name="Beschlusstext" style:display-name="Beschlusstext" style:family="paragraph" style:parent-style-name="iBasis">
      <style:text-properties fo:hyphenate="false"/>
    </style:style>
    <style:style style:name="Schlagworte" style:display-name="Schlagworte" style:family="paragraph" style:parent-style-name="iBasis">
      <style:text-properties fo:font-weight="bold" style:font-weight-asian="bold" fo:hyphenate="false"/>
    </style:style>
    <style:style style:name="TableContents" style:display-name="Table Contents" style:family="paragraph" style:parent-style-name="Standard1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standardschriftart" style:display-name="Absatzstandardschriftart" style:family="text"/>
    <style:style style:name="Stichwort" style:display-name="Stichwort" style:family="text">
      <style:text-properties fo:color="#0000FF"/>
    </style:style>
    <style:style style:name="Seitenzahl" style:display-name="Seitenzahl" style:family="text" style:parent-style-name="Absatzstandardschriftart"/>
    <style:style style:name="Person" style:display-name="Person" style:family="text">
      <style:text-properties fo:color="#008000"/>
    </style:style>
    <style:style style:name="Firma" style:display-name="Firma" style:family="text">
      <style:text-properties fo:color="#FF0000"/>
    </style:style>
    <style:style style:name="Betrag" style:display-name="Betrag" style:family="text">
      <style:text-properties fo:color="#FF00FF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0.4847in"/>
      </style:footer-style>
    </style:page-layout>
    <style:style style:name="P2" style:parent-style-name="Kopfzeile" style:family="paragraph">
      <style:paragraph-properties fo:margin-right="0.25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Protokoll Vorlage</dc:title>
    <dc:description>http://muster-vorlage.ch</dc:description>
    <meta:initial-creator>Maria Cuérel</meta:initial-creator>
    <dc:creator>joel zimmerli</dc:creator>
    <meta:creation-date>2018-02-25T20:47:00Z</meta:creation-date>
    <dc:date>2018-02-26T21:00:00Z</dc:date>
    <meta:print-date>2010-07-28T14:59:00Z</meta:print-date>
    <meta:template xlink:href="Normal.dotm" xlink:type="simple"/>
    <meta:editing-cycles>10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6" meta:character-count="2959" meta:row-count="21" meta:non-whitespace-character-count="2558"/>
  </office:meta>
</office:document-meta>
</file>